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2" svg:font-family="'Noto Sans Devanagari'" style:font-family-generic="swiss"/>
    <style:font-face style:name="Calibri" svg:font-family="Calibri"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1" svg:font-family="'Noto Sans Devanagari'" style:font-family-generic="system" style:font-pitch="variable"/>
  </office:font-face-decls>
  <office:automatic-styles>
    <style:style style:name="P1" style:family="paragraph" style:parent-style-name="Standard">
      <style:paragraph-properties fo:margin-top="0cm" fo:margin-bottom="0cm" loext:contextual-spacing="false" style:writing-mode="page"/>
      <style:text-properties style:font-name="Liberation Serif" fo:font-size="14pt" officeooo:rsid="00174090" officeooo:paragraph-rsid="001ebabc" style:font-size-asian="14pt" style:font-size-complex="14pt"/>
    </style:style>
    <style:style style:name="P2" style:family="paragraph" style:parent-style-name="Standard">
      <style:paragraph-properties fo:margin-top="0cm" fo:margin-bottom="0cm" loext:contextual-spacing="false" style:writing-mode="page"/>
      <style:text-properties style:font-name="Liberation Serif" fo:font-size="14pt" officeooo:rsid="00174090" officeooo:paragraph-rsid="00174090" style:font-size-asian="14pt" style:font-size-complex="14pt"/>
    </style:style>
    <style:style style:name="P3" style:family="paragraph" style:parent-style-name="Standard">
      <style:paragraph-properties fo:margin-top="0cm" fo:margin-bottom="0cm" loext:contextual-spacing="false" style:writing-mode="page"/>
      <style:text-properties style:font-name="Liberation Serif" fo:font-size="14pt" officeooo:rsid="00174090" officeooo:paragraph-rsid="001921bb" style:font-size-asian="14pt" style:font-size-complex="14pt"/>
    </style:style>
    <style:style style:name="P4" style:family="paragraph" style:parent-style-name="Standard">
      <style:paragraph-properties fo:margin-top="0cm" fo:margin-bottom="0cm" loext:contextual-spacing="false" style:writing-mode="page"/>
      <style:text-properties style:font-name="Liberation Serif" fo:font-size="14pt" officeooo:rsid="00174090" officeooo:paragraph-rsid="001b5edb" style:font-size-asian="14pt" style:font-size-complex="14pt"/>
    </style:style>
    <style:style style:name="P5" style:family="paragraph" style:parent-style-name="Standard">
      <style:paragraph-properties fo:margin-top="0cm" fo:margin-bottom="0cm" loext:contextual-spacing="false" style:writing-mode="page"/>
      <style:text-properties style:font-name="Liberation Serif" fo:font-size="14pt" officeooo:rsid="00174090" officeooo:paragraph-rsid="0021b22d" style:font-size-asian="14pt" style:font-size-complex="14pt"/>
    </style:style>
    <style:style style:name="P6" style:family="paragraph" style:parent-style-name="Standard">
      <style:paragraph-properties fo:margin-top="0cm" fo:margin-bottom="0cm" loext:contextual-spacing="false" style:writing-mode="page"/>
      <style:text-properties style:font-name="Liberation Serif" fo:font-size="14pt" officeooo:rsid="0018ab38" officeooo:paragraph-rsid="0019d306" style:font-size-asian="14pt" style:font-size-complex="14pt"/>
    </style:style>
    <style:style style:name="P7" style:family="paragraph" style:parent-style-name="Standard">
      <style:paragraph-properties fo:margin-top="0cm" fo:margin-bottom="0cm" loext:contextual-spacing="false" style:writing-mode="page"/>
      <style:text-properties style:font-name="Liberation Serif" fo:font-size="14pt" officeooo:rsid="001a7275" officeooo:paragraph-rsid="001a7275" style:font-size-asian="14pt" style:font-size-complex="14pt"/>
    </style:style>
    <style:style style:name="P8" style:family="paragraph" style:parent-style-name="Standard">
      <style:text-properties style:font-name="Liberation Serif" fo:font-size="14pt" officeooo:rsid="00174090" officeooo:paragraph-rsid="00174090" style:font-size-asian="14pt" style:font-size-complex="14pt"/>
    </style:style>
    <style:style style:name="P9" style:family="paragraph" style:parent-style-name="Standard">
      <style:text-properties style:font-name="Liberation Serif" fo:font-size="14pt" officeooo:rsid="002089ee" officeooo:paragraph-rsid="002089ee" style:font-size-asian="14pt" style:font-size-complex="14pt"/>
    </style:style>
    <style:style style:name="P10" style:family="paragraph" style:parent-style-name="Standard">
      <style:paragraph-properties fo:text-align="justify" style:justify-single-word="false" style:writing-mode="lr-tb"/>
      <style:text-properties fo:color="#000000" style:text-outline="false" style:text-line-through-style="none" style:text-line-through-type="none" style:font-name="Liberation Serif" fo:font-size="14pt" fo:font-style="normal" fo:text-shadow="none" style:text-underline-style="none" fo:font-weight="normal" officeooo:rsid="001291d5" officeooo:paragraph-rsid="001291d5" style:font-size-asian="14pt" style:font-style-asian="normal" style:font-weight-asian="normal" style:font-size-complex="14pt" style:text-emphasize="none"/>
    </style:style>
    <style:style style:name="P11" style:family="paragraph" style:parent-style-name="Standard">
      <style:paragraph-properties fo:text-align="justify" style:justify-single-word="false" style:writing-mode="lr-tb"/>
      <style:text-properties fo:color="#000000" style:text-outline="false" style:text-line-through-style="none" style:text-line-through-type="none" style:font-name="Liberation Serif" fo:font-size="14pt" fo:font-style="normal" fo:text-shadow="none" style:text-underline-style="none" fo:font-weight="normal" officeooo:rsid="001291d5" officeooo:paragraph-rsid="0010f635" style:font-size-asian="14pt" style:font-style-asian="normal" style:font-weight-asian="normal" style:font-size-complex="14pt" style:text-emphasize="none"/>
    </style:style>
    <style:style style:name="P12" style:family="paragraph" style:parent-style-name="Standard">
      <style:paragraph-properties fo:text-align="justify" style:justify-single-word="false" style:writing-mode="lr-tb"/>
      <style:text-properties fo:color="#000000" style:text-outline="false" style:text-line-through-style="none" style:text-line-through-type="none" style:font-name="Liberation Serif" fo:font-size="14pt" fo:font-style="normal" fo:text-shadow="none" style:text-underline-style="none" fo:font-weight="normal" officeooo:rsid="000a9103" officeooo:paragraph-rsid="000b4879" style:font-size-asian="14pt" style:font-style-asian="normal" style:font-weight-asian="normal" style:font-size-complex="14pt" style:text-emphasize="none"/>
    </style:style>
    <style:style style:name="P13" style:family="paragraph" style:parent-style-name="Standard">
      <style:paragraph-properties fo:text-align="justify" style:justify-single-word="false" style:writing-mode="lr-tb"/>
      <style:text-properties fo:color="#000000" style:text-outline="false" style:text-line-through-style="none" style:text-line-through-type="none" style:font-name="Liberation Serif" fo:font-size="14pt" fo:font-style="normal" fo:text-shadow="none" style:text-underline-style="none" fo:font-weight="normal" officeooo:rsid="000a9103" officeooo:paragraph-rsid="000a9103" style:font-size-asian="14pt" style:font-style-asian="normal" style:font-weight-asian="normal" style:font-size-complex="14pt" style:text-emphasize="none"/>
    </style:style>
    <style:style style:name="P14" style:family="paragraph" style:parent-style-name="Standard">
      <style:paragraph-properties fo:text-align="justify" style:justify-single-word="false" style:writing-mode="lr-tb"/>
      <style:text-properties fo:color="#000000" style:text-outline="false" style:text-line-through-style="none" style:text-line-through-type="none" style:font-name="Liberation Serif" fo:font-size="14pt" fo:font-style="normal" fo:text-shadow="none" style:text-underline-style="none" fo:font-weight="normal" officeooo:rsid="000a9103" officeooo:paragraph-rsid="001291d5" style:font-size-asian="14pt" style:font-style-asian="normal" style:font-weight-asian="normal" style:font-size-complex="14pt" style:text-emphasize="none"/>
    </style:style>
    <style:style style:name="P15" style:family="paragraph" style:parent-style-name="Standard">
      <style:paragraph-properties fo:text-align="justify" style:justify-single-word="false" style:writing-mode="lr-tb"/>
      <style:text-properties fo:color="#000000" style:text-outline="false" style:text-line-through-style="none" style:text-line-through-type="none" style:font-name="Liberation Serif" fo:font-size="14pt" fo:font-style="normal" fo:text-shadow="none" style:text-underline-style="none" fo:font-weight="normal" officeooo:rsid="000c7723" officeooo:paragraph-rsid="000c7723" style:font-size-asian="14pt" style:font-style-asian="normal" style:font-weight-asian="normal" style:font-size-complex="14pt" style:text-emphasize="none"/>
    </style:style>
    <style:style style:name="P16" style:family="paragraph" style:parent-style-name="Standard">
      <style:paragraph-properties fo:text-align="justify" style:justify-single-word="false" style:writing-mode="lr-tb"/>
      <style:text-properties fo:color="#000000" style:text-outline="false" style:text-line-through-style="none" style:text-line-through-type="none" style:font-name="Liberation Serif" fo:font-size="14pt" fo:font-style="normal" fo:text-shadow="none" style:text-underline-style="none" fo:font-weight="normal" officeooo:rsid="000b4879" officeooo:paragraph-rsid="000c7723" style:font-size-asian="14pt" style:font-style-asian="normal" style:font-weight-asian="normal" style:font-size-complex="14pt" style:text-emphasize="none"/>
    </style:style>
    <style:style style:name="P17" style:family="paragraph" style:parent-style-name="Standard">
      <style:paragraph-properties fo:text-align="justify" style:justify-single-word="false" style:writing-mode="lr-tb"/>
      <style:text-properties fo:color="#000000" style:text-outline="false" style:text-line-through-style="none" style:text-line-through-type="none" style:font-name="Liberation Serif" fo:font-size="14pt" fo:font-style="normal" fo:text-shadow="none" style:text-underline-style="none" fo:font-weight="normal" officeooo:rsid="000f59ce" officeooo:paragraph-rsid="000c7723" style:font-size-asian="14pt" style:font-style-asian="normal" style:font-weight-asian="normal" style:font-size-complex="14pt" style:text-emphasize="none"/>
    </style:style>
    <style:style style:name="P18" style:family="paragraph" style:parent-style-name="Standard">
      <style:paragraph-properties fo:text-align="justify" style:justify-single-word="false" style:writing-mode="lr-tb"/>
      <style:text-properties fo:color="#000000" style:text-outline="false" style:text-line-through-style="none" style:text-line-through-type="none" style:font-name="Liberation Serif" fo:font-size="14pt" fo:font-style="normal" fo:text-shadow="none" style:text-underline-style="none" fo:font-weight="normal" officeooo:rsid="000f59ce" officeooo:paragraph-rsid="0010f635" style:font-size-asian="14pt" style:font-style-asian="normal" style:font-weight-asian="normal" style:font-size-complex="14pt" style:text-emphasize="none"/>
    </style:style>
    <style:style style:name="P19" style:family="paragraph" style:parent-style-name="Standard">
      <style:paragraph-properties fo:text-align="justify" style:justify-single-word="false" style:writing-mode="lr-tb"/>
      <style:text-properties fo:color="#000000" style:text-outline="false" style:text-line-through-style="none" style:text-line-through-type="none" style:font-name="Liberation Serif" fo:font-size="14pt" fo:font-style="normal" fo:text-shadow="none" style:text-underline-style="none" fo:font-weight="normal" officeooo:rsid="0010f635" officeooo:paragraph-rsid="001331cf" style:font-size-asian="14pt" style:font-style-asian="normal" style:font-weight-asian="normal" style:font-size-complex="14pt" style:text-emphasize="none"/>
    </style:style>
    <style:style style:name="P20" style:family="paragraph" style:parent-style-name="Standard">
      <style:paragraph-properties fo:text-align="justify" style:justify-single-word="false" style:writing-mode="lr-tb"/>
      <style:text-properties fo:color="#000000" style:text-outline="false" style:text-line-through-style="none" style:text-line-through-type="none" style:font-name="Liberation Serif" fo:font-size="14pt" fo:font-style="normal" fo:text-shadow="none" style:text-underline-style="none" fo:font-weight="normal" officeooo:rsid="0010f635" officeooo:paragraph-rsid="0010f635" style:font-size-asian="14pt" style:font-style-asian="normal" style:font-weight-asian="normal" style:font-size-complex="14pt" style:text-emphasize="none"/>
    </style:style>
    <style:style style:name="P21" style:family="paragraph" style:parent-style-name="Standard">
      <style:paragraph-properties fo:text-align="justify" style:justify-single-word="false" style:writing-mode="lr-tb"/>
      <style:text-properties fo:color="#000000" style:text-outline="false" style:text-line-through-style="none" style:text-line-through-type="none" style:font-name="Liberation Serif" fo:font-size="14pt" fo:font-style="normal" fo:text-shadow="none" style:text-underline-style="none" fo:font-weight="normal" officeooo:rsid="0011aaca" officeooo:paragraph-rsid="001331cf" style:font-size-asian="14pt" style:font-style-asian="normal" style:font-weight-asian="normal" style:font-size-complex="14pt" style:text-emphasize="none"/>
    </style:style>
    <style:style style:name="P22" style:family="paragraph" style:parent-style-name="Standard">
      <style:paragraph-properties fo:text-align="justify" style:justify-single-word="false" style:writing-mode="lr-tb"/>
      <style:text-properties fo:color="#000000" style:text-outline="false" style:text-line-through-style="none" style:text-line-through-type="none" style:font-name="Liberation Serif" fo:font-size="14pt" fo:font-style="normal" fo:text-shadow="none" style:text-underline-style="none" fo:font-weight="normal" officeooo:rsid="001052e8" officeooo:paragraph-rsid="000d3745" style:font-size-asian="14pt" style:font-style-asian="normal" style:font-weight-asian="normal" style:font-size-complex="14pt" style:text-emphasize="none"/>
    </style:style>
    <style:style style:name="P23" style:family="paragraph" style:parent-style-name="Standard">
      <style:paragraph-properties fo:text-align="justify" style:justify-single-word="false" style:writing-mode="lr-tb"/>
      <style:text-properties fo:color="#000000" style:text-outline="false" style:text-line-through-style="none" style:text-line-through-type="none" style:font-name="Liberation Serif" fo:font-size="14pt" fo:font-style="normal" fo:text-shadow="none" style:text-underline-style="none" fo:font-weight="normal" officeooo:rsid="0016de26" officeooo:paragraph-rsid="0016de26" style:font-size-asian="14pt" style:font-style-asian="normal" style:font-weight-asian="normal" style:font-size-complex="14pt" style:text-emphasize="none"/>
    </style:style>
    <style:style style:name="P24"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erif" fo:font-size="14pt" fo:font-style="normal" fo:text-shadow="none" style:text-underline-style="none" fo:font-weight="normal" officeooo:rsid="0016de26" officeooo:paragraph-rsid="0016de26" style:font-size-asian="14pt" style:font-style-asian="normal" style:font-weight-asian="normal" style:font-size-complex="14pt" style:text-emphasize="none"/>
    </style:style>
    <style:style style:name="P25"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erif" fo:font-size="14pt" fo:font-style="normal" fo:text-shadow="none" style:text-underline-style="none" fo:font-weight="normal" officeooo:rsid="00159452" officeooo:paragraph-rsid="00159452" style:font-size-asian="14pt" style:font-style-asian="normal" style:font-weight-asian="normal" style:font-size-complex="14pt" style:text-emphasize="none"/>
    </style:style>
    <style:style style:name="P26"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text-emphasize="none"/>
    </style:style>
    <style:style style:name="P27"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erif" fo:font-size="14pt" fo:font-style="normal" fo:text-shadow="none" style:text-underline-style="none" fo:font-weight="normal" officeooo:paragraph-rsid="00167b9a" style:font-size-asian="14pt" style:font-style-asian="normal" style:font-weight-asian="normal" style:font-size-complex="14pt" style:text-emphasize="none"/>
    </style:style>
    <style:style style:name="P28"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erif" fo:font-size="14pt" fo:font-style="normal" fo:text-shadow="none" style:text-underline-style="none" fo:font-weight="normal" officeooo:rsid="00167b9a" officeooo:paragraph-rsid="00167b9a" style:font-size-asian="14pt" style:font-style-asian="normal" style:font-weight-asian="normal" style:font-size-complex="14pt" style:text-emphasize="none"/>
    </style:style>
    <style:style style:name="P29"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erif" fo:font-size="14pt" fo:font-style="normal" fo:text-shadow="none" style:text-underline-style="none" fo:font-weight="normal" officeooo:rsid="00167b9a" officeooo:paragraph-rsid="0016de26" style:font-size-asian="14pt" style:font-style-asian="normal" style:font-weight-asian="normal" style:font-size-complex="14pt" style:text-emphasize="none"/>
    </style:style>
    <style:style style:name="P30"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erif" fo:font-size="14pt" fo:font-style="normal" fo:text-shadow="none" style:text-underline-style="none" fo:font-weight="normal" officeooo:rsid="0023ad6b" officeooo:paragraph-rsid="0023ad6b" style:font-size-asian="14pt" style:font-style-asian="normal" style:font-weight-asian="normal" style:font-size-complex="14pt" style:text-emphasize="none"/>
    </style:style>
    <style:style style:name="P31" style:family="paragraph" style:parent-style-name="Standard">
      <style:paragraph-properties fo:text-align="justify" style:justify-single-word="false" style:writing-mode="lr-tb"/>
      <style:text-properties style:font-name="Liberation Serif" fo:font-size="14pt" officeooo:rsid="000a9103" officeooo:paragraph-rsid="000b4879" style:font-size-asian="14pt" style:font-size-complex="14pt"/>
    </style:style>
    <style:style style:name="P32" style:family="paragraph" style:parent-style-name="Standard">
      <style:paragraph-properties fo:text-align="justify" style:justify-single-word="false" style:writing-mode="lr-tb"/>
      <style:text-properties style:font-name="Liberation Serif" fo:font-size="14pt" officeooo:rsid="000a9103" officeooo:paragraph-rsid="000c7723" style:font-size-asian="14pt" style:font-size-complex="14pt"/>
    </style:style>
    <style:style style:name="P33" style:family="paragraph" style:parent-style-name="Standard">
      <style:paragraph-properties fo:text-align="justify" style:justify-single-word="false" style:writing-mode="lr-tb"/>
      <style:text-properties style:font-name="Liberation Serif" fo:font-size="14pt" officeooo:rsid="000a9103" officeooo:paragraph-rsid="0010f635" style:font-size-asian="14pt" style:font-size-complex="14pt"/>
    </style:style>
    <style:style style:name="P34" style:family="paragraph" style:parent-style-name="Standard">
      <style:paragraph-properties fo:text-align="justify" style:justify-single-word="false" style:writing-mode="lr-tb"/>
      <style:text-properties style:font-name="Liberation Serif" fo:font-size="14pt" officeooo:rsid="000a9103" officeooo:paragraph-rsid="001331cf" style:font-size-asian="14pt" style:font-size-complex="14pt"/>
    </style:style>
    <style:style style:name="P35" style:family="paragraph" style:parent-style-name="Standard">
      <style:paragraph-properties fo:text-align="justify" style:justify-single-word="false" style:writing-mode="lr-tb"/>
      <style:text-properties style:font-name="Liberation Serif" fo:font-size="14pt" officeooo:rsid="001291d5" officeooo:paragraph-rsid="001331cf" style:font-size-asian="14pt" style:font-size-complex="14pt"/>
    </style:style>
    <style:style style:name="P36" style:family="paragraph" style:parent-style-name="Standard">
      <style:paragraph-properties fo:text-align="justify" style:justify-single-word="false" style:writing-mode="lr-tb"/>
      <style:text-properties style:font-name="Liberation Serif" fo:font-size="14pt" officeooo:rsid="000d3745" officeooo:paragraph-rsid="000d3745" style:font-size-asian="14pt" style:font-size-complex="14pt"/>
    </style:style>
    <style:style style:name="P37" style:family="paragraph" style:parent-style-name="Standard">
      <style:paragraph-properties fo:text-align="justify" style:justify-single-word="false" style:writing-mode="lr-tb"/>
      <style:text-properties style:font-name="Liberation Serif" fo:font-size="14pt" officeooo:paragraph-rsid="0010f635" style:font-size-asian="14pt" style:font-size-complex="14pt"/>
    </style:style>
    <style:style style:name="P38" style:family="paragraph" style:parent-style-name="Standard">
      <style:paragraph-properties fo:text-align="start" style:justify-single-word="false" style:writing-mode="lr-tb"/>
      <style:text-properties style:font-name="Liberation Serif" fo:font-size="14pt" style:font-size-asian="14pt" style:font-size-complex="14pt"/>
    </style:style>
    <style:style style:name="P39" style:family="paragraph" style:parent-style-name="Standard">
      <style:paragraph-properties fo:text-align="start" style:justify-single-word="false" style:writing-mode="lr-tb"/>
      <style:text-properties style:font-name="Liberation Serif" fo:font-size="14pt" officeooo:paragraph-rsid="00167b9a" style:font-size-asian="14pt" style:font-size-complex="14pt"/>
    </style:style>
    <style:style style:name="P40" style:family="paragraph" style:parent-style-name="Standard">
      <style:paragraph-properties fo:text-align="start" style:justify-single-word="false" style:writing-mode="lr-tb"/>
      <style:text-properties style:font-name="Liberation Serif" fo:font-size="14pt" officeooo:paragraph-rsid="0016de26" style:font-size-asian="14pt" style:font-size-complex="14pt"/>
    </style:style>
    <style:style style:name="P41" style:family="paragraph" style:parent-style-name="Standard">
      <style:paragraph-properties fo:text-align="start" style:justify-single-word="false" style:writing-mode="lr-tb"/>
      <style:text-properties style:font-name="Liberation Serif" fo:font-size="14pt" officeooo:rsid="0016de26" officeooo:paragraph-rsid="0016de26" style:font-size-asian="14pt" style:font-size-complex="14pt"/>
    </style:style>
    <style:style style:name="T1" style:family="text">
      <style:text-properties fo:color="#000000" style:text-outline="false" style:text-line-through-style="none" style:text-line-through-type="none" fo:font-style="normal" fo:text-shadow="none" style:text-underline-style="none" fo:font-weight="normal" style:font-style-asian="normal" style:font-weight-asian="normal" style:text-emphasize="none"/>
    </style:style>
    <style:style style:name="T2" style:family="text">
      <style:text-properties fo:color="#000000" style:text-outline="false" style:text-line-through-style="none" style:text-line-through-type="none" fo:font-style="normal" fo:text-shadow="none" style:text-underline-style="none" fo:font-weight="normal" officeooo:rsid="000b4879" style:font-style-asian="normal" style:font-weight-asian="normal" style:text-emphasize="none"/>
    </style:style>
    <style:style style:name="T3" style:family="text">
      <style:text-properties fo:color="#000000" style:text-outline="false" style:text-line-through-style="none" style:text-line-through-type="none" fo:font-style="normal" fo:text-shadow="none" style:text-underline-style="none" fo:font-weight="normal" officeooo:rsid="000c7723" style:font-style-asian="normal" style:font-weight-asian="normal" style:text-emphasize="none"/>
    </style:style>
    <style:style style:name="T4" style:family="text">
      <style:text-properties fo:color="#000000" style:text-outline="false" style:text-line-through-style="none" style:text-line-through-type="none" fo:font-style="normal" fo:text-shadow="none" style:text-underline-style="none" fo:font-weight="normal" officeooo:rsid="000f3442" style:font-style-asian="normal" style:font-weight-asian="normal" style:text-emphasize="none"/>
    </style:style>
    <style:style style:name="T5" style:family="text">
      <style:text-properties fo:color="#000000" style:text-outline="false" style:text-line-through-style="none" style:text-line-through-type="none" fo:font-style="normal" fo:text-shadow="none" style:text-underline-style="none" fo:font-weight="normal" officeooo:rsid="000f59ce" style:font-style-asian="normal" style:font-weight-asian="normal" style:text-emphasize="none"/>
    </style:style>
    <style:style style:name="T6" style:family="text">
      <style:text-properties fo:color="#000000" style:text-outline="false" style:text-line-through-style="none" style:text-line-through-type="none" fo:font-style="normal" fo:text-shadow="none" style:text-underline-style="none" fo:font-weight="normal" officeooo:rsid="001052e8" style:font-style-asian="normal" style:font-weight-asian="normal" style:text-emphasize="none"/>
    </style:style>
    <style:style style:name="T7" style:family="text">
      <style:text-properties fo:color="#000000" style:text-outline="false" style:text-line-through-style="none" style:text-line-through-type="none" fo:font-style="normal" fo:text-shadow="none" style:text-underline-style="none" fo:font-weight="normal" officeooo:rsid="0010f635" style:font-style-asian="normal" style:font-weight-asian="normal" style:text-emphasize="none"/>
    </style:style>
    <style:style style:name="T8" style:family="text">
      <style:text-properties fo:color="#000000" style:text-outline="false" style:text-line-through-style="none" style:text-line-through-type="none" fo:font-style="normal" fo:text-shadow="none" style:text-underline-style="none" fo:font-weight="normal" officeooo:rsid="0011aaca" style:font-style-asian="normal" style:font-weight-asian="normal" style:text-emphasize="none"/>
    </style:style>
    <style:style style:name="T9" style:family="text">
      <style:text-properties fo:color="#000000" style:text-outline="false" style:text-line-through-style="none" style:text-line-through-type="none" fo:font-style="normal" fo:text-shadow="none" style:text-underline-style="none" fo:font-weight="normal" officeooo:rsid="001331cf" style:font-style-asian="normal" style:font-weight-asian="normal" style:text-emphasize="none"/>
    </style:style>
    <style:style style:name="T10" style:family="text">
      <style:text-properties fo:color="#000000" style:text-outline="false" style:text-line-through-style="none" style:text-line-through-type="none" fo:font-style="normal" fo:text-shadow="none" style:text-underline-style="none" fo:font-weight="normal" officeooo:rsid="001291d5" style:font-style-asian="normal" style:font-weight-asian="normal" style:text-emphasize="none"/>
    </style:style>
    <style:style style:name="T11" style:family="text">
      <style:text-properties fo:color="#000000" style:text-outline="false" style:text-line-through-style="none" style:text-line-through-type="none" fo:font-style="normal" fo:text-shadow="none" style:text-underline-style="none" fo:font-weight="normal" officeooo:rsid="000a9103" style:font-style-asian="normal" style:font-weight-asian="normal" style:text-emphasize="none"/>
    </style:style>
    <style:style style:name="T12" style:family="text">
      <style:text-properties fo:color="#000000" style:text-outline="false" style:text-line-through-style="none" style:text-line-through-type="none" fo:font-style="normal" fo:text-shadow="none" style:text-underline-style="none" fo:font-weight="normal" officeooo:rsid="00167b9a" style:font-style-asian="normal" style:font-weight-asian="normal" style:text-emphasize="none"/>
    </style:style>
    <style:style style:name="T13" style:family="text">
      <style:text-properties fo:color="#000000" style:text-outline="false" style:text-line-through-style="none" style:text-line-through-type="none" fo:font-style="normal" fo:text-shadow="none" style:text-underline-style="none" fo:font-weight="normal" officeooo:rsid="0016de26" style:font-style-asian="normal" style:font-weight-asian="normal" style:text-emphasize="none"/>
    </style:style>
    <style:style style:name="T14" style:family="text">
      <style:text-properties fo:color="#000000" style:text-outline="false" style:text-line-through-style="none" style:text-line-through-type="none" fo:font-style="normal" fo:text-shadow="none" style:text-underline-style="none" fo:font-weight="normal" officeooo:rsid="0021b22d" style:font-style-asian="normal" style:font-weight-asian="normal" style:text-emphasize="none"/>
    </style:style>
    <style:style style:name="T15" style:family="text">
      <style:text-properties fo:color="#000000" style:text-outline="false" style:text-line-through-style="none" style:text-line-through-type="none" fo:font-style="normal" fo:text-shadow="none" style:text-underline-style="none" fo:font-weight="normal" officeooo:rsid="0023ad6b" style:font-style-asian="normal" style:font-weight-asian="normal" style:text-emphasize="none"/>
    </style:style>
    <style:style style:name="T16" style:family="text">
      <style:text-properties fo:color="#000000" style:text-outline="false" style:text-line-through-style="none" style:text-line-through-type="none" fo:font-style="normal" fo:text-shadow="none" style:text-underline-style="none" fo:font-weight="normal" style:font-style-asian="normal" style:font-weight-asian="normal" style:font-weight-complex="normal" style:text-emphasize="none"/>
    </style:style>
    <style:style style:name="T17" style:family="text">
      <style:text-properties fo:color="#000000" style:text-outline="false" style:text-line-through-style="none" style:text-line-through-type="none" fo:font-style="normal" fo:text-shadow="none" style:text-underline-style="none" fo:font-weight="normal" officeooo:rsid="0023ad6b" style:font-style-asian="normal" style:font-weight-asian="normal" style:font-weight-complex="normal" style:text-emphasize="none"/>
    </style:style>
    <style:style style:name="T18" style:family="text">
      <style:text-properties officeooo:rsid="0018ab38"/>
    </style:style>
    <style:style style:name="T19" style:family="text">
      <style:text-properties officeooo:rsid="001921bb"/>
    </style:style>
    <style:style style:name="T20" style:family="text">
      <style:text-properties officeooo:rsid="00192f05"/>
    </style:style>
    <style:style style:name="T21" style:family="text">
      <style:text-properties officeooo:rsid="001b5edb"/>
    </style:style>
    <style:style style:name="T22" style:family="text">
      <style:text-properties officeooo:rsid="001ebabc"/>
    </style:style>
    <style:style style:name="T23" style:family="text">
      <style:text-properties officeooo:rsid="002089ee"/>
    </style:style>
    <style:style style:name="T24" style:family="text">
      <style:text-properties officeooo:rsid="00167b9a"/>
    </style:style>
    <style:style style:name="T25" style:family="text">
      <style:text-properties officeooo:rsid="00208d81"/>
    </style:style>
    <style:style style:name="T26" style:family="text">
      <style:text-properties officeooo:rsid="0021b22d"/>
    </style:style>
    <style:style style:name="T27" style:family="text">
      <style:text-properties officeooo:rsid="0023ad6b"/>
    </style:style>
    <style:style style:name="T28" style:family="text">
      <style:text-properties officeooo:rsid="00249c6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1"><text:tab/>Ben, <text:span text:style-name="T19">Selanik Muhacirleri, </text:span>Naciye-Demir Ali oğlu Mustafa Balcı ve Firdevs-Kamil kızı Hasibe ‘nin, 1 kız 3 oğlundan, en küçük oğlu 1968 Tokat doğumlu Hacı Murat Balcı ’yım. <text:span text:style-name="T22">Demir Ali dedemin Anası Ayşe nenem, Naciye nenemin anası Hüsnüşah nenem ve kocası Abdurrahim dedem de Selanik ‘ten gelmiş. Firdevs nenemle, Kamil dedemin ataları hakkında bir bilgim yok. Ahirete göç etmiş tüm atalarıma,</text:span> Allah rahmet eylesin. </text:p>
      <text:p text:style-name="P2"><text:tab/>Bu yazıyı <text:span text:style-name="T19">Miladi </text:span>2018 yılı haziran ayında kaleme almaya <text:span text:style-name="T25">başlad</text:span>ım. Bu yazıdaki amacım, <text:span text:style-name="T25">yaşadığımız olayları çocuklarımıza aktarmaya çalışmak,</text:span> iler<text:span text:style-name="T25">i</text:span>ki yıllarda çocuklarımız ve torunlarımız arasında olabilecek anlaşmazlıkları mümkün olduğunca azaltmaktır. <text:span text:style-name="T25">Tabii benim burda anlatmaya çalıştıklarımı, onların nasıl anlayacağı konusunda bir fikrim yok. İnşallah, amacına ulaşır diyerek niyetimizi de belli edelim.</text:span></text:p>
      <text:p text:style-name="P2"><text:tab/>Büyük nenem, Naciye nenemin anası, Hüsnüşah’a ait Kaşıkçı bağlarındaki tarlalar, yıllar sonra, torunları ve torunlarının çocukları <text:span text:style-name="T18">arasında</text:span>, kavga, birbirlerini mahkemeye verme gibi olaylara sebep oldu. <text:span text:style-name="T18">Halende kavgaları devam etmekte. Hüsnüşah nenem bunları görse kahrolurdu herhalde.</text:span></text:p>
      <text:p text:style-name="P3"><text:tab/><text:span text:style-name="T18">Rahmetli babam, sağlığında, Tokat’ta ticaretle uğraştı. Tokat Ticaret Odası Başkanlığı, Tokat Nakliyeciler Kooperatif Başkanlığı, Tokat Küçük Sanayi Sitesi Kooperatif Başkanlığı gibi görevlere seçilerek milletine hizmet etmeye çalıştı ve insanların saygısını kazandı. 1950 ‘li yıllarda Demokrat Parti ile siyasi hayata giren, 1960 ihtilalinin sonrasında Adalet Partisi, 1980 ihtilalinden sonra da Anavatan Partisinin kurucuları arasında yeralan babam, siyasi alanda da aktif bir görev üstlenmiştir. Belediye meclis üyeliği ve İmar komisyon üyeliği görevlerinde de bulunmuş, 1983 seçimlerinde, Anavatan Partisinden Milletvekilliğine aday gösterilmek istenmiş, ama kendisinin ilkokul mezunu olduğu gerekçesiyle, mühendis, avukat vb. yetişmiş insanların milletvekili olması gerektiğini söyleyerek adaylığı kabul etmemiştir. Siyaseti kendi çıkarları için değil, milletin çıkarlarını ön planda tutarak yapmaya çalışmıştır. </text:span></text:p>
      <text:p text:style-name="P5"><text:tab/><text:span text:style-name="T20">Sanayi sitesi Başkanlığına 1974 yılında seçilen babam, 1978 yılında 700 adet işyerini sahiplerine teslim etti. 1964 yılında kurulan kooperatif, babam başkan olduğunda tarla durumundayken, <text:s/>Türkiye’nin hiçbir şehrinde, Ankara ve İstanbul’da dahil olmak üzere, yaklaşık 4 yıl gibi bir sürede bitirilebilmiş bir sanayi sitesi kooperatifi yoktur. Çevre il ve ilçelerde ki sanayi sitesi kooperatifleri, 1990’lı yıllarda ve hatta bazıları 2000 ’li yıllarda bitirilebilmiştir. Bu 20 yıllık sürede sanayi esnafı, çevre illerden gelen müşterilere hizmet vermiş ve para kazanmıştır. <text:s/>Aynası iştir kişinin lafa bakılmaz demiş atalarımız. Ama ne yazık ki, Türk insanının kaderidir, iş yapan insanı halk sevmez. İyiliği bilen 10 kişi dua ederken, alakası olmayan, tanımayan 100 kişi beddua eder. Tarih boyunca bu böyle olmuş, ama elinden iş gelen Türk insanı, yine de milleti için elinden geleni yapmış ve gelecektede yapacak insanlar çıkacak.</text:span></text:p>
      <text:p text:style-name="P6"><text:tab/>Rahmetli babam, ticari hayatı sırasında, çevresi ve hısım akrabayada iş ortamı sağladı. Kendi imkanlarını çevresi için kullanmaktan çekinmedi. Etrafı ile büyümeye çalıştı. Ama kendi gibi düşünemeyen bir sürü insanla iş yapmak zorunda kaldı. Buda sorunları beraberinde getirdi. </text:p>
      <text:p text:style-name="P6"><text:soft-page-break/><text:tab/>Bu yazıda olayları kendi açımdan ve bilebildiğim kadarıyla anlatmaya çalıştım. Burada kasten ve bilerek herhangi bir kişiye karşı tavır almak veya kötülemek için herhangi bir şey yazmaya çalışmadım. Her insan olaylara kendi açısından bakar ve yorumlar. Benim doğrularım, burada isimi geçecek kişilerin çoğu için doğru olmayacaktır. Çünkü anlatacağım olayların hepsinde an<text:span text:style-name="T23">a</text:span> tema para ve buda fikirleri çatıştıracaktır. </text:p>
      <text:p text:style-name="P7"><text:tab/>Rahmetli babam yaşarken, sesi soluğu çıkmayanlar, son yıllarında ve rahmetli olduktan sonra laf sahibi olup konuşmaya başladılar. Ve bu insanların babamın, zamanında iyilik yaptığı insanlardır.</text:p>
      <text:p text:style-name="P7"><text:tab/>Burada bir konuya daha açıklık getirmek isterim. Bu sadece babama karşı alınmış bir tavır değildir. 80 ‘li yılların devamında Anavatan Partisinin uyguladığı dışa açılma politikası ile birlikte, Türk insanın da gözü açılmış (!) ve bu dönem sonrasında, büyüğe saygı, ekmeğe saygı vb. gibi kavramlar unutulmaya yüz tutmuş, kapital her ülkede olduğu gibi bizde de ön plana çıkmıştır. Kapitalizm kasırgası, ülkemizde etkisini sürdürmekte ve bitecek gibi de görünmüyor. Şehirlerdeki, apartmanlarda, insanların birbirlerini tanımadığını farketmeye başladığımızda, aslında insanların iç içe yaşadığı köylerimizde bile insanların birbirlerinden kopmuş olduklarını henüz fark etmemiştik. Kapitalizmin bu yayılışı inanılmaz bir hızda oldu ve çoğu ailenin p<text:span text:style-name="T23">e</text:span>rişan olmasına yol açti. Kapitalizmin Amerika ’nın dünya ülkelerini sömürebilmek için oluşturduğu bir sistem olduğunu sanırdım. Ama kapitalizm, önce doğduğu topraklarda ki insanların kanını emmiş, ve önlenemez bir şekilde tüm dünyayı etkisi altına almıştır. Genel anlamda bakılırsa, karşısında olan akımlardan en büyüğü komunizm, birkaç dünya ülkesinde 100 yıl bile dayanamamış, Türk insanının kurtarıcısı Atatürk’ün ortaya koyduğu Atatürkçülük ise kendi ülkesinde bile bu kadar dayanamamış ve kabul görememiştir.</text:p>
      <text:p text:style-name="P7"><text:tab/>Buda kapitalizmin dünya insanları tarafından istenen bir sistem olma gerçeğini açıkça ortaya koymaktadır. İnsanlar kapitalizmi seviyorlar. Kendileri lüks içinde yaşayabilirken, başkalarının ne durumda olduğunun onlar için bir önemi yok. Sosyal devletler bu insanlara bakma<text:span text:style-name="T21">kla yükümlü nasıl olsa</text:span>. <text:span text:style-name="T21">Komşun zor durumdaysa uzaklaş, belki senden yardım ister !</text:span></text:p>
      <text:p text:style-name="P7"><text:tab/>Her ne kadar kapitalizmin kötü olduğunu düşünsem de, toplum olarak, yıllar içinde insanların dahada zengişleştiğini açıkça gözlemledik. <text:span text:style-name="T26">Bugün e</text:span>n fakir dediğimiz insanlar bile, 1930-40-50 hatta 60’lı yılların zenginlerine taş çıkartacak bir lüksün içinde yaşamaktalar.</text:p>
      <text:p text:style-name="P4"><text:tab/><text:span text:style-name="T21">Rahmetli babam anlatırdı, amelelik yaptığı günlerde, sabah işe giderken bir somun ekmek alırmış. Ekmeğin yarısını sabah kahvaltısı olarak, yarısınıda öğle yemeği olarak yermiş. Ha, unutmadan; katıksız!. Akşam da evdekiler için ekmek alır götürürmüş. Ev derken benim de içinde doğduğum, <text:s/>içinde dedem, nenem, babam ve kardeşlerinin yaşadığı, hep beraber yaptıkları, Tokat kalesinin dibinde, tek göz odadan oluşan ev!. Evimiz... Burada bahsettiğim evlere şimdi gecekondu deniyor. Ama bir farkla... Bizimkiler başlarını sokacak bir ev yapmışlar. Gecekonduların çoğu, köyden şehre göç eden ve kapitalizmden nasibini kapmak için yapılan konutlar. Çoğu, arazi mafyasından satın alınan ve kanun tanımadan, belediyecisi, muhtarı, devleti, memuru, köylüsü, velhasılı imece usülu ile devlet arazileri üzerine yapılan evler. Burada, çaresizlik içerisinde olupda bu sisteme mecburiyetten girenleri konu </text:span><text:soft-page-break/><text:span text:style-name="T21">dışında tutmak isterim. Ama belli bir zamandan sonra devlet arazisinden pay kapana “helal olsun“ denildi, kapamayanlara da “enayi, iş bilmeyen” gözüyle bakılmaya başlandı ne yazık ki...</text:span></text:p>
      <text:p text:style-name="P2"/>
      <text:p text:style-name="P9"><text:tab/>Bu bölümde kısaca, babamın kurduğu düzeni ve devamında mümkün olduğunca olayları derinlemesine anlatmaya çalışacağım.</text:p>
      <text:p text:style-name="P9"/>
      <text:p text:style-name="P10">1958 - <text:span text:style-name="T23">Kuruluş</text:span></text:p>
      <text:p text:style-name="P12"/>
      <text:p text:style-name="P12"><text:tab/>Doğuş Ticaret 1958 yılında babam, Mustafa Balcı (1933-2011 ARE) tarafından kurulmuş. <text:span text:style-name="T25">Kurulmuş derken, büyük bir yapıdan bahsetmiyoıuz. İnşaat boyacılığı yapan babam, malzemelerini koyabilmek ve boya satışı yapabilmek amacıyla, Ali Paşa Hamamının karşısında küçük bir dükkan kiralıyor. 1 veya 2 yıl sonra Hızarhane Caddesinde, şimdiki Çocuk Esirgeme Kurumu dediğimiz, Sosyal Hizmetler binasının olduğu yerde bir dükkanı kiralayarak yer değiştiriyor.</text:span></text:p>
      <text:p text:style-name="P12"/>
      <text:p text:style-name="P10">1960 – <text:span text:style-name="T25">Biraz para kazanalım</text:span></text:p>
      <text:p text:style-name="P10"/>
      <text:p text:style-name="P31"><text:span text:style-name="T1"><text:tab/>1958 – 1970 yılları arasında, Mustafa Balcı, ilk başta inşaat boyacılığı, sonrasında resmi iş mütaahhitliği yapmıştır. Bu yıllarda, Tokat’ta ilk olarak mozaik karo üretimine başlamış, mermer atölyesi kurmuş, </text:span><text:span text:style-name="T2">ve Ankara -Tokat hattında kamyon ile <text:s/>(Kırmızı BMC) haftalık düzenli seferlerle taşımacılık yapmaya başlamıştır. Bu taşımacılık sırasında Ankara – Tokat ambarını kurmuştur. Bugün bile (2019) halen</text:span><text:span text:style-name="T1"> </text:span><text:span text:style-name="T2">bu hatta düzenli sefer yapan bir taşımacılık şirketi yoktur.</text:span></text:p>
      <text:p text:style-name="P13"/>
      <text:p text:style-name="P13"><text:tab/>Tokat’ta Eski Devlet Hastanesi (şimdi İl Sağlık Müdürlüğü) yanındaki Ülkü <text:s/>İlkokulu, Cumhuriyet İlkokulu, Niksar’da Şair Ahmet İlkokulu, anlattığı hatıralarından benim aklımda kalan, yaptığı resmi işlerden bazılarıdır. Ülkü İlkokulu ve Cumhuriyet İlkokulu halen (2019), yapıldıkları ilk haliyle hizmet vermektedirler. <text:s text:c="2"/></text:p>
      <text:p text:style-name="P13"/>
      <text:p text:style-name="P10">1970 – <text:span text:style-name="T23">Zor Yıllar</text:span></text:p>
      <text:p text:style-name="P14"><text:tab/></text:p>
      <text:p text:style-name="P32"><text:span text:style-name="T1"><text:tab/></text:span><text:span text:style-name="T2">Doğuş Ticaret, babamın kardeşi İsmail Balcı ‘nın (1956 – 2012 ARE), askerden 1970 yılında gelmesiyle, iki ortaklı bir şirket haline gelmiştir. </text:span><text:span text:style-name="T3">Bu dönemde, inşaat sektörününde canlanmasıyla şirket, ticarette hareketli yıllar geçirmiştir. Rahmetli babam, 60’lı yıllarda işin çok az ve karların çok düşük olduğundan bahsederdi. Ticarette bunu, 2000’li yıllarda tekrar yaşamaya başladık ve bunu yeni nesil olarak fark etmemiz uzun bir zaman aldı ve bize maliyeti ağır oldu.</text:span></text:p>
      <text:p text:style-name="P15"/>
      <text:p text:style-name="P32"><text:span text:style-name="T3"><text:tab/> </text:span><text:span text:style-name="T2">Bu yıllarda, babam ve dayım Mustafa Işıklıyurt (1935-2009 ARE) ortak çalışmışlar, 18 kamyon bir Caterpillar 910 kepçe ile yol mütaahhitliği, </text:span><text:span text:style-name="T3">yurtiçi ve u</text:span><text:span text:style-name="T2">luslararası taşımacılık </text:span><text:span text:style-name="T3">yapmışlardı</text:span><text:span text:style-name="T2">. </text:span></text:p>
      <text:p text:style-name="P16"/>
      <text:p text:style-name="P32"><text:span text:style-name="T2"><text:tab/></text:span><text:span text:style-name="T3">Çocukluğum, bu kamyonların ve kepçenin, Doğuş Ticaretin yanında bulunan Ali Yücel Spor Salonunun arkasındaki <text:s/>ara sokakta oynadığımız top oyunlarının </text:span><text:soft-page-break/><text:span text:style-name="T3">hatıralarıyla doludur. Ve tabiiki, ve en güzeli, tüm ailenin, dayımlar, amcamlar ve biz, bir araya gelip yemeklerin yenildiği, çocuklar olarak oyun oynadığımız o akşamlar...</text:span></text:p>
      <text:p text:style-name="P15"/>
      <text:p text:style-name="P32"><text:span text:style-name="T3"><text:tab/></text:span><text:span text:style-name="T4">1974 yılında babamın, sağ-sol davalarından, bir iftira sonucu 75 gün cezaevinde yatması, cezaevine ziyarete gelen annem Hasibe Balcı’nın (1930-201</text:span><text:span text:style-name="T5">3</text:span><text:span text:style-name="T4"> ARE) “</text:span><text:span text:style-name="T5">bir evimiz olsaydı ben bu çocuklara sıkıntısız bakardım” ifadesi, babamın ticari hayata başka türlü bakmasına neden olmuş. O yıllar, içeri düşenlerinde dışarıda olanlarında yarınlarının belli olmadığı yıllardı. Tam olarak hangi yıldı hatırlamıyorum ama, 2000’li yıllarda, babamın hapishanede yatmasına neden olan kişinin, bir pazar günü babamın evine, mahallenin muhtarı Nuri Amca ile gelip helallik istemesine şahit olmuştum. </text:span></text:p>
      <text:p text:style-name="P17"/>
      <text:p text:style-name="P33"><text:span text:style-name="T5"><text:tab/>Hapishaneden çıktıktan sonra, babam kümbetteki ilk oturduğumuz evi, 4 katlı binayı, 4. katı teras olan ve terasta süs havuzu olan evi yaptı. 1978 yılında, dabakhane de oturduğumuz bahçeli </text:span><text:span text:style-name="T6">kiralık</text:span><text:span text:style-name="T5"> evden, k</text:span><text:span text:style-name="T6">ümbetteki kendi evimizin </text:span><text:span text:style-name="T5"><text:s/>3. ve 4. katına göçtük. </text:span></text:p>
      <text:p text:style-name="P18"/>
      <text:p text:style-name="P34"><text:span text:style-name="T5"><text:tab/></text:span><text:span text:style-name="T7">1974’de babamın başkanlığına geldiği Küçük Sanayi Sitesi Kooperatifinin yapımı 1978 yılında tamamlanmış, işyeri sahipleri işyerlerine göçmeye başlamıştı. </text:span><text:span text:style-name="T8">Sanayi sitesinde, babama ait 60 m2’lik 4 adet dükkan, amcama ait 4 adet 60 m2’lik dükkan ve 1200 m2’lik fabrika alanı vardı.</text:span><text:span text:style-name="T7"> Sivri Tekkenin yanında faaliyet gösteren karo ve mermer atölyesi, sanayi sitesi fabrikalar bloktaki 1200 m2’lik yeni yerine taşındı. Doğuş Ticaret bünyesinde satışı yapılan oto boya grubuda, ilk önce sanayi camii altındaki küçük dükkanlardan birine taşınmış, daha sonra mermer atölyesinin olduğu yere taşınmıştı. </text:span></text:p>
      <text:p text:style-name="P19"/>
      <text:p text:style-name="P35"><text:span text:style-name="T8">H</text:span><text:span text:style-name="T7">AKAN BALCI</text:span></text:p>
      <text:p text:style-name="P19"/>
      <text:p text:style-name="P34"><text:span text:style-name="T7"><text:tab/>Oto boya grubu, amcamın oğlu Hakan Balcı’nın (1972-2009 ARE) askerden gelmesi ile, <text:s/></text:span><text:span text:style-name="T8">Balkan Ticaret adında ayrı bir şirket kurularak, Hakan’a devredildi. Hakan bu işi, </text:span><text:span text:style-name="T9">babasına ait 4 dükkan olmasına rağmen,</text:span><text:span text:style-name="T8"> babamın sanayi sitesi acentalar bloktaki dükkanında herhangi bir kira ödemesi yapmadan yürütttü. <text:s/>Doğuş Ticaret, kendi bünyesindeki oto boya grubu malzemelerini, Hakan’a devrederken herhangi bir ücret almamıştır. </text:span></text:p>
      <text:p text:style-name="P21"/>
      <text:p text:style-name="P33"><text:span text:style-name="T8"><text:tab/>Hakan 2005 yılında gıda sektörüne giriş yaptı. </text:span><text:span text:style-name="T10">Arma Market isminde 18 ortaklı bir şirkete ortak oldu. Ortaklardan biride abim Atila idi. Aynı zamanda patates cipsi, peynir işinede girdi. Bildiğim kadarıyla, sanayi sitesindeki dükkanın altında halen oda şeklinde buzdolabı durmakta.</text:span><text:span text:style-name="T8"> <text:s/>2007 yılına gelindiğinde, </text:span><text:span text:style-name="T10"><text:tab/>yaklaşık </text:span><text:span text:style-name="T8">500.000,00 TL borçla gıda işine son verdi. Rakamın büyüklüğü, o yıllarda “1 amerikan dolarının 1 TL“ olduğu ifadesi ile daha rahat anlaşılacaktır. Hakan’ın düştüğü bu durumdan çıkmasına en büyük desteği yine Doğuş Ticaret verdi. Hakan’a ait kredi ve resmi borçların 85571,00 TL tutarında bir kısım Doğuş Ticaret kasasından ödendi. </text:span><text:span text:style-name="T10"><text:s/>Amcamın sanayide dükkanları, yengemin Doğuş Ticaretin yapıp teslim ettiği daireleri olmasına rağmen, Hakan yaşamının son dönemini borç ve sıkıntı içerisinde geçirdi. </text:span><text:soft-page-break/><text:span text:style-name="T10">Bu arada Arma Marketteki hissesini, 90.000,00 <text:s/>TL gibi bir rakamla sattı. Ve sanıyorum, son döneminde borçlarının çoğunu kapatmayı başarmıştı. Ama benim tahminim, bu sıkıntılı dönem Hakan’ın hayatına mal oldu. 2009 yılında bir sabah Hak’kın rahmetine kavuştuğunda, bir kanadım kopmuş gibi hissettim. Benzer bir şekilde babam rahmetli olduğunda da, sırtımı yasladığım tüm arkam yok olmuş gibi kendimi bir boşlukta hissetmiştim. Halen de bu boşluk devam etmekte...</text:span></text:p>
      <text:p text:style-name="P11"><text:tab/></text:p>
      <text:p text:style-name="P34"><text:span text:style-name="T8"><text:tab/>Hakan, 2009 yılında rahmetli olana kadar, </text:span><text:span text:style-name="T14">oto boya</text:span><text:span text:style-name="T8"> işi</text:span><text:span text:style-name="T14">ni</text:span><text:span text:style-name="T8"> yürüttü. Rahmetli olduktan sonra hanımı </text:span><text:span text:style-name="T9">ve oğlu</text:span><text:span text:style-name="T8">, 2018 yılının ağustos ayına kadar bu işi yürüttü</text:span><text:span text:style-name="T9">ler</text:span><text:span text:style-name="T8">. Bu tarihte</text:span><text:span text:style-name="T9">, <text:s/></text:span><text:span text:style-name="T8">oto boya grubu</text:span><text:span text:style-name="T9">nun</text:span><text:span text:style-name="T8"> faaliyetine son ver</text:span><text:span text:style-name="T9">diler. </text:span></text:p>
      <text:p text:style-name="P21"/>
      <text:p text:style-name="P13"/>
      <text:p text:style-name="P10">1980 – <text:span text:style-name="T23">Memleketim Dünyaya açılıyor</text:span></text:p>
      <text:p text:style-name="P10"/>
      <text:p text:style-name="P36"><text:span text:style-name="T1"><text:tab/>1980 yılında dayım ve babamın ortaklığı sona erdi. </text:span><text:span text:style-name="T4">80’li yıllar Doğuş Ticaretin resmi dairelere ve piyasaya hakim olduğu bir dönem olarak geçti. Bu dönem, aynı zamanda özel bina inşaatlarında yapılmaya başlandığı dönem oldu.</text:span><text:span text:style-name="T1"> </text:span><text:span text:style-name="T6">Babam, </text:span><text:span text:style-name="T1">198</text:span><text:span text:style-name="T6">4</text:span><text:span text:style-name="T1"> yılında </text:span><text:span text:style-name="T6">şu anda oturmakta olduğumuz 5 katlı binayı yapmıştı.</text:span><text:span text:style-name="T1"> </text:span><text:span text:style-name="T6">Ben, Samsun’da lisedeydim. Babam, amcam, abilerim o eve göçtüler. 1. katta babam ve <text:line-break/>Ali abim, 3. katta amcam, 5.katta Atila abim. Sonraki yıllarda Babam giriş daireye geçti. Atil</text:span><text:span text:style-name="T7">a</text:span><text:span text:style-name="T6"> abim, önce kümbetteki eski evin 1.katına, daha sonra 2005 yılında Karşıyaka yaptığımız, şu anda oturduğu daireye taşındı. Bu arada 199</text:span><text:span text:style-name="T14">2</text:span><text:span text:style-name="T6"> yılında ben evlendim ve abimin çıktığı, 5.kata yerleştim. Halen orda oturuyoruz.</text:span></text:p>
      <text:p text:style-name="P22"/>
      <text:p text:style-name="P37"><text:span text:style-name="T11"><text:tab/></text:span><text:span text:style-name="T1">Doğuş Ticaret, </text:span><text:span text:style-name="T7">80 ve 90’lı yıllarda amcam ve Ali abimle yoluna devam etmekteydi. Amcam resmi dairelerle olan işleri halleder, ali abimde dükkana bakar, hesapları tutardı. 1988 yılında, Doğuş Ticaret, babamın hissesini bana devretmesiyle, amcamında </text:span><text:span text:style-name="T14">hissesini,</text:span><text:span text:style-name="T7"> kızı Nazan’a devretmesiyle yeni bir döneme girmiş oldu.</text:span></text:p>
      <text:p text:style-name="P20"/>
      <text:p text:style-name="P23">1990 – <text:span text:style-name="T23">Memeleketim ticari krizlerle tanıştı</text:span></text:p>
      <text:p text:style-name="P23"/>
      <text:p text:style-name="P37"><text:span text:style-name="T7"><text:tab/>Doğuş Ticaret, 1994 yılında, amcamın hanımı </text:span><text:span text:style-name="T1">Ayten Balcı’nın </text:span><text:span text:style-name="T7">annesinden kalan</text:span><text:span text:style-name="T1"> arsasına, 1 daire karşılığı bina yaptı. </text:span><text:span text:style-name="T7">Arsaya 5 daire ve bir dükkan yapılabiliyordu. </text:span><text:span text:style-name="T1">4 daire 1 dükkan Doğuş Ticarete kaldı. </text:span><text:span text:style-name="T14">Aynı yıl Türkiye ilk büyük ekonomik krizini yaşadı. Binlerce esnaf dükkanını kapatmak zorunda kaldı.</text:span></text:p>
      <text:p text:style-name="P25"><text:tab/>Abim Ali Balcı, bu dönemde dairelerin 3 adedinin tapusunu Ayten Balcı üzerine yaptı. Buda ilk anlaşmazlığın ortaya çıkmasına neden oldu. Ayten Balcı, 3 dairenin kendisine arsasının karşılığında verildiği varsaydı (en azından ben öyle tahmin ediyorum). Aynı dönemde Ayten Balcı ve 6 kardeşi aynı arsada binalar yaptırdılar. Köşedeki Ünal Çıtır’a ait binada müteahhit 2 daire karşılığı binayı yaptı. Diğerleri 1 daire karşılığı binalarını yaptırdılar. Herneyse, o dönemde abim Ali Balcı’nın babam tarafından uyarılmasına rağmen, yaptığı bazı hatalar bugünlerdeki anlaşmazlıkların temellerini oluşturdu. <text:span text:style-name="T27"><text:s/>Ticaret, akrabalık, dostluk vb. değerlerle biraraya getirilmemesi gereken bir olaydır. Kuralları koy, karşı taraf kabul ediyorsa detaylı bir </text:span><text:soft-page-break/><text:span text:style-name="T27">sözleşme yap, mümkünse bunlar olurken, olaylara şahitlik edecek insanlarda etrafında olsun. Ticaretini öyle yap.</text:span></text:p>
      <text:p text:style-name="P26"/>
      <text:p text:style-name="P25">Doğuş Ticaret, o günlerde, ticaretteki ilk büyük darbesini yedi. Ama işlerin çokluğu nedeniyle bu farkedilmedi ve sonuçları yıllar sonra <text:span text:style-name="T27">fark edildi. </text:span><text:s/>Darbe neydi?. Darbe, Doğuş Ticaret bir bina yaptı. Burada imalatını yaptığı daireleri satarak yoluna devam e<text:span text:style-name="T27">tmesi gerekirken, </text:span>dairelerin 3 tanesi, Ayten Balcı’ya, diğer iki daire ve bir dükkan da bana tapu edilerek, Doğuş Ticaretin sermayesinin büyük oranda azalmasına neden oldu. </text:p>
      <text:p text:style-name="P25"/>
      <text:p text:style-name="P28">Burada, binanın dağılımı, arsa sahibi olarak 1 daire ayten balcıya, Doğuş Ticarete ait olan 4 dairenin 2 si ortaklardan Nazan Balcı ve 2 si bana, dükkan ise yarı yarıya ortaklara devredi<text:span text:style-name="T27">l</text:span>meliydi. Burada Ali Balcı 3 daireyi Ayten Balcı, diğer 2 daire ve dükkanı benim üzerime tapu etti. Ayten Balcı kendi ve kızına ait 3 dairenin tapusunu almış oldu. Dükkandan da yarı hisseyi daha sonra hesaplarına alacak kayıt ettim.</text:p>
      <text:p text:style-name="P25"><text:s text:c="2"/></text:p>
      <text:p text:style-name="P24">2000 – <text:span text:style-name="T23">Enflasyonun bittiği ve bizim ne olduğunu bilemediğimiz dönemin başlangıcı</text:span></text:p>
      <text:p text:style-name="P24"/>
      <text:p text:style-name="P26"><text:span text:style-name="T24">Ali Balcı, dayım, Mustafa Işıklıyurt un, Ali Paşa Hamamının yanındaki arsadaki 1/3 lük hissesini satın almak üzere bana ait dairenin birini sattı. </text:span><text:s/>Bu satıştan elde edilen para ile, <text:span text:style-name="T24">1/3 lük arsanın</text:span> <text:span text:style-name="T24">y</text:span>arısı ismail balcı, yarısı h.murat balcı üzerine tapu edildi.</text:p>
      <text:p text:style-name="P26"><text:span text:style-name="T24">B</text:span>u<text:span text:style-name="T24">rada, Ali Balcı,</text:span> <text:span text:style-name="T24">bana ait bir</text:span> daire<text:span text:style-name="T24">den</text:span> ge<text:span text:style-name="T24">len ge</text:span>lirin yarısını <text:span text:style-name="T24">İ</text:span>smail <text:span text:style-name="T24">B</text:span>alcıya </text:p>
      <text:p text:style-name="P38"><text:span text:style-name="T1">aktarmış oldu. </text:span><text:span text:style-name="T12">80000 TL ye satılan dairenin yarısının amcamın üzerine tapu edilmesiyle, benim </text:span><text:span text:style-name="T1">burada </text:span><text:span text:style-name="T16">40.000 TL alacağ</text:span><text:span text:style-name="T1">ı</text:span><text:span text:style-name="T12">m</text:span><text:span text:style-name="T1"> oluşmuştur.</text:span></text:p>
      <text:p text:style-name="P27"><text:span text:style-name="T24">Daha sonraki yıllarda, </text:span>nazan ve <text:span text:style-name="T24">bana</text:span> ait dükkan<text:span text:style-name="T24">ı</text:span> 30000 TL <text:span text:style-name="T24">ye</text:span> v<text:span text:style-name="T24">e</text:span> <text:span text:style-name="T24">bana</text:span> ait daire<text:span text:style-name="T24">yi</text:span> 80000 TL ye sat<text:span text:style-name="T24">tım ve ablam </text:span>Ayşe balcıya istanbuldaki dairesi<text:span text:style-name="T24">ni</text:span> aldı<text:span text:style-name="T24">k.</text:span> (istanbuldaki daire alınırken, buna ek olarak, <text:span text:style-name="T24">tapusu bana ait olan, t</text:span>uzgümrüğünde iki dükkan 80000 TL <text:span text:style-name="T24">ye</text:span> satıldı ve toplamda ayşe balcıya</text:p>
      <text:p text:style-name="P26">190000 TL aktarılmış oldu, <text:span text:style-name="T24">babam da ekleyerek 235000 TL ye daireyi aldı</text:span>) </text:p>
      <text:p text:style-name="P28">Ablam hala İstanbul’da bu evde yaşıyor.</text:p>
      <text:p text:style-name="P39"><text:span text:style-name="T1">nazan ve hacıya ait dükkandan elde edilen gelirden hacının </text:span><text:span text:style-name="T16">Nazana 15000 TL borcu</text:span><text:span text:style-name="T1"> oluşmuştur.</text:span></text:p>
      <text:p text:style-name="P39"><text:span text:style-name="T12">Doğuş Ticarette 2. büyük darbe, </text:span><text:span text:style-name="T1">Hakan Balcının gıda işinde</text:span><text:span text:style-name="T12">ki</text:span><text:span text:style-name="T1"> 85.571,</text:span><text:span text:style-name="T15">00</text:span><text:span text:style-name="T1"> TL </text:span><text:span text:style-name="T12">lik </text:span><text:span text:style-name="T1">borcu</text:span><text:span text:style-name="T12">nu</text:span><text:span text:style-name="T1"> ödenm</text:span><text:span text:style-name="T12">esiyle ortaya çıkmıştır ve </text:span><text:span text:style-name="T15">bu</text:span><text:span text:style-name="T12"> tarihten sonra Doğuş Ticaret kendini toparlayamamıştır.</text:span></text:p>
      <text:p text:style-name="P28"/>
      <text:p text:style-name="P38"><text:span text:style-name="T12">Bu olayda, </text:span><text:span text:style-name="T1">Doğuş ticaretin hissedarı olarak hacının, hakana ödenen miktar kadar Yani </text:span><text:span text:style-name="T16">85.571,</text:span><text:span text:style-name="T17">00</text:span><text:span text:style-name="T16"> TL alacağı</text:span><text:span text:style-name="T17">m</text:span><text:span text:style-name="T1"> oluşmuştur.</text:span></text:p>
      <text:p text:style-name="P28">2007 yılında, abim Ali Balcı, bir gün bana gelip kendi dükkanıma, yani Doğuş Ticarete bakmamı, kendisinin mermer işine geri döneceğini, herkesin kendi işine bakması gerektiğini söyleyerek, işi bana devretti ve sanayiye gitti. İlk başta, bu olatın sadece bir yer değiştirme olduğunu düşünmüştüm. Ama Doğuş Ticaretin içinde bulunduğu durumu gördüğümde, bunun bir yer değiştirmeden çok öte Bir şey olduğunu farkettim. Doğuş Ticaret, devamlı olarak aşağı doğru gidiyordu. Amcam, İsmail Balcı, benim Doğuşa gelmemden bir iki yıl önce felç geçirmişti ve ticari <text:soft-page-break/>hayatla bir alakası kalmamıştı. Doğuşun, yaptığı binayı ortaklara devretmesi, Hakan’ın borcunu ödemesi zayıflamasına ve bubnun sonucu olarak işlerin sıkıntıya girmesiyle, amcamın felç geçirmesine neden oldu. Amcamın felç geçirmesi, Doğuş a daha büyük bir darbe olarak yansıdı. Çünkü amcam, Doğuşun ayakta durmasını sağlayan resmi daire satışlarını organize eden kişiydi ve rahatsızlığyla birlikte Doğuş’un resmi daire satışlarıda azalmaya başladı. Bunun devamında, 2000 yıllarda, resmi dairelerin alımları azaltması, enflasyonun tek haneli rakamlara inmesi, sonun başlangıcına zemin hazırladı. </text:p>
      <text:p text:style-name="P27"/>
      <text:p text:style-name="P27"/>
      <text:p text:style-name="P40"><text:span text:style-name="T1">Doğuş Ticarete ilk geçtiği</text:span><text:span text:style-name="T15">m</text:span><text:span text:style-name="T1"> yıl, </text:span><text:span text:style-name="T13">envanter yaklaiık 60.000,</text:span><text:span text:style-name="T15">00</text:span><text:span text:style-name="T13"> TL idi ve o yıl </text:span><text:span text:style-name="T1"><text:s/>Mustafa Balcıdan borçları ödemek için 50.000,</text:span><text:span text:style-name="T15">00</text:span><text:span text:style-name="T1"> TL nakit al</text:span><text:span text:style-name="T13">dım</text:span><text:span text:style-name="T1"> ve Doğuş Ticaret</text:span><text:span text:style-name="T13">in geri kalan yıllardaki nötr ticaretinin ilk adımını attım. </text:span></text:p>
      <text:p text:style-name="P24"/>
      <text:p text:style-name="P29">Babamın sağlığında yaşanan bu olaylarda, hiç kimse olayların nereye gideceği konusunda bir fikir sahibi değildi. </text:p>
      <text:p text:style-name="P24"/>
      <text:p text:style-name="P24"/>
      <text:p text:style-name="P24">2010 – <text:span text:style-name="T25">Köyden geldim, her işi en iyi ben yaparım</text:span></text:p>
      <text:p text:style-name="P24"/>
      <text:p text:style-name="P30">2000 li yıllar, insanların köyden kente göçü yaşadığı, ve buna bağlı olarak bir kültür değişimine sahne oldu. Köyde geçimini sağlayamayan insanlar, şehre geldiler. <text:span text:style-name="T28">Bu hareket, Türkiye’deki yaşamı kökünden etkiledi. Yaşamak için, herkes her işi yapar hale geldi. Buda kalitenin düşmesine neden oldu. Eğitimli insanlar, iş gücü ucuzluğu nedeniyle geri planda kaldılar. İş gücü ucuzluğu, aslında insanlara pahalıya mal oldu. Ucuz işçilikle yapılan her iş, insanlara daha maliyetli bir sorun olarak geri döndü. Bizim işimizle ilgili en iyi örnek, çin mallarıdır. Çin mallarının piyasaya girmesiyle, Türk malı kaliteli ürünler satılamaz oldu. Buda binlerce üreticinin, işyerlerini kapatmasına ve Türk sanayisinin gerilemesine neden oldu.</text:span></text:p>
      <text:p text:style-name="P40"><text:span text:style-name="T13">Aslına bakarsanız, 2007 yılında Doğuş Ticarete geldiğimde Doğuş Ticaret sıfırı tüketmişti. Eldeki envanter malzemelerinin çoğu, artık malzeme idi ve bu yazıyı kaleme aldığım günlerde, şu anda karşımda duruyorlar. Bu olaydan sonra Doğuş Ticareti kapattığım 2017 yılı haziran ayına kadar borçlanmadan ticaret yapmaya özen göstermeye çalıştım.</text:span></text:p>
      <text:p text:style-name="P28"/>
      <text:p text:style-name="P41">2011 yılında babamı kaybettik. Bu yeni bir dönemin başlangıcı oldu. Babam, ailemizin direğiydi. Yapılan tüm işler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2" svg:font-family="'Noto Sans Devanagari'" style:font-family-generic="swiss"/>
    <style:font-face style:name="Calibri" svg:font-family="Calibri"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49cm" style:writing-mode="page"/>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pag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7T17:12:20.856375525</meta:creation-date>
    <dc:date>2019-10-09T09:25:21.002547613</dc:date>
    <meta:editing-duration>PT40M26S</meta:editing-duration>
    <meta:editing-cycles>6</meta:editing-cycles>
    <meta:generator>LibreOffice/6.1.5.2$Linux_X86_64 LibreOffice_project/10$Build-2</meta:generator>
    <meta:document-statistic meta:table-count="0" meta:image-count="0" meta:object-count="0" meta:page-count="7" meta:paragraph-count="57" meta:word-count="2686" meta:character-count="19719" meta:non-whitespace-character-count="17006"/>
  </office:meta>
</office:document-meta>
</file>